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Revue</text:p>
          </table:table-cell>
        </table:table-row>
        <table:table-row table:style-name="ro1">
          <table:table-cell office:value-type="string" calcext:value-type="string">
            <text:p>Flux - Cahiers scientifiques internationaux Réseaux et territoires</text:p>
          </table:table-cell>
        </table:table-row>
        <table:table-row table:style-name="ro1">
          <table:table-cell office:value-type="string" calcext:value-type="string">
            <text:p>Géographie et cultures</text:p>
          </table:table-cell>
        </table:table-row>
        <table:table-row table:style-name="ro1">
          <table:table-cell office:value-type="string" calcext:value-type="string">
            <text:p>Agricultural Water Management</text:p>
          </table:table-cell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Noise Mapping</text:p>
          </table:table-cell>
        </table:table-row>
        <table:table-row table:style-name="ro1">
          <table:table-cell office:value-type="string" calcext:value-type="string">
            <text:p>Environmental Monitoring and Assessment</text:p>
          </table:table-cell>
        </table:table-row>
        <table:table-row table:style-name="ro1">
          <table:table-cell office:value-type="string" calcext:value-type="string">
            <text:p>The Cryosphere</text:p>
          </table:table-cell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Photogrammetric engineering and remote sensing</text:p>
          </table:table-cell>
        </table:table-row>
        <table:table-row table:style-name="ro1">
          <table:table-cell office:value-type="string" calcext:value-type="string">
            <text:p>Geo-spatial Information Science</text:p>
          </table:table-cell>
        </table:table-row>
        <table:table-row table:style-name="ro1">
          <table:table-cell office:value-type="string" calcext:value-type="string">
            <text:p>Computers, Environment and Urban Systems</text:p>
          </table:table-cell>
        </table:table-row>
        <table:table-row table:style-name="ro1">
          <table:table-cell office:value-type="string" calcext:value-type="string">
            <text:p>Animals</text:p>
          </table:table-cell>
        </table:table-row>
        <table:table-row table:style-name="ro1">
          <table:table-cell office:value-type="string" calcext:value-type="string">
            <text:p>Journal of Cultural Heritage</text:p>
          </table:table-cell>
        </table:table-row>
        <table:table-row table:style-name="ro1">
          <table:table-cell office:value-type="string" calcext:value-type="string">
            <text:p>Journal of Spatial Information Science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Cartography and Geographic Information Science</text:p>
          </table:table-cell>
        </table:table-row>
        <table:table-row table:style-name="ro1">
          <table:table-cell office:value-type="string" calcext:value-type="string">
            <text:p>Earth System Science Data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Revue XYZ</text:p>
          </table:table-cell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Proceedings of the National Academy of Sciences of the United States of America</text:p>
          </table:table-cell>
        </table:table-row>
        <table:table-row table:style-name="ro1">
          <table:table-cell office:value-type="string" calcext:value-type="string">
            <text:p>The Cartographic Journal</text:p>
          </table:table-cell>
        </table:table-row>
        <table:table-row table:style-name="ro1">
          <table:table-cell office:value-type="string" calcext:value-type="string">
            <text:p>Cartography and Geographic Information Science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Cybergeo : Revue européenne de géographie / European journal of geography</text:p>
          </table:table-cell>
        </table:table-row>
        <table:table-row table:style-name="ro1">
          <table:table-cell office:value-type="string" calcext:value-type="string">
            <text:p>The Cartographic Journal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Transportation Research Procedia</text:p>
          </table:table-cell>
        </table:table-row>
        <table:table-row table:style-name="ro1">
          <table:table-cell office:value-type="string" calcext:value-type="string">
            <text:p>SN Computer Science</text:p>
          </table:table-cell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</table:table-row>
        <table:table-row table:style-name="ro1">
          <table:table-cell office:value-type="string" calcext:value-type="string">
            <text:p>Landscape and Urban Planning</text:p>
          </table:table-cell>
        </table:table-row>
        <table:table-row table:style-name="ro1">
          <table:table-cell office:value-type="string" calcext:value-type="string">
            <text:p>Journal of Geovisualization and Spatial Analysis</text:p>
          </table:table-cell>
        </table:table-row>
        <table:table-row table:style-name="ro1">
          <table:table-cell office:value-type="string" calcext:value-type="string">
            <text:p>Earth System Science Data</text:p>
          </table:table-cell>
        </table:table-row>
        <table:table-row table:style-name="ro1">
          <table:table-cell office:value-type="string" calcext:value-type="string">
            <text:p>AGILE: GIScience Series</text:p>
          </table:table-cell>
        </table:table-row>
        <table:table-row table:style-name="ro1">
          <table:table-cell office:value-type="string" calcext:value-type="string">
            <text:p>Journal of Structural Engineering</text:p>
          </table:table-cell>
        </table:table-row>
        <table:table-row table:style-name="ro1">
          <table:table-cell office:value-type="string" calcext:value-type="string">
            <text:p>Norois</text:p>
          </table:table-cell>
        </table:table-row>
        <table:table-row table:style-name="ro1">
          <table:table-cell office:value-type="string" calcext:value-type="string">
            <text:p>Revue XYZ</text:p>
          </table:table-cell>
        </table:table-row>
        <table:table-row table:style-name="ro1">
          <table:table-cell office:value-type="string" calcext:value-type="string">
            <text:p>Journal of Urban Management</text:p>
          </table:table-cell>
        </table:table-row>
        <table:table-row table:style-name="ro1">
          <table:table-cell office:value-type="string" calcext:value-type="string">
            <text:p>Advances in Space Research</text:p>
          </table:table-cell>
        </table:table-row>
        <table:table-row table:style-name="ro1">
          <table:table-cell office:value-type="string" calcext:value-type="string">
            <text:p>Arabian Journal of Geosciences</text:p>
          </table:table-cell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International Journal of Applied Earth Observation and Geoinformation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Cartography and Geographic Information Science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Proceedings of the ICA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Remote Sensing Letters</text:p>
          </table:table-cell>
        </table:table-row>
        <table:table-row table:style-name="ro1">
          <table:table-cell office:value-type="string" calcext:value-type="string">
            <text:p>Structure and Infrastructure Engineering</text:p>
          </table:table-cell>
        </table:table-row>
        <table:table-row table:style-name="ro1">
          <table:table-cell office:value-type="string" calcext:value-type="string">
            <text:p>Revue des politiques sociales et familiales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Proceedings of the ICA</text:p>
          </table:table-cell>
        </table:table-row>
        <table:table-row table:style-name="ro1">
          <table:table-cell office:value-type="string" calcext:value-type="string">
            <text:p>Computer Graphics Forum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Cartes &amp; géomatique</text:p>
          </table:table-cell>
        </table:table-row>
        <table:table-row table:style-name="ro1">
          <table:table-cell office:value-type="string" calcext:value-type="string">
            <text:p>Canadian Journal of Forest Research</text:p>
          </table:table-cell>
        </table:table-row>
        <table:table-row table:style-name="ro1">
          <table:table-cell office:value-type="string" calcext:value-type="string">
            <text:p>Humanités numériques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Pattern Recognition Letters</text:p>
          </table:table-cell>
        </table:table-row>
        <table:table-row table:style-name="ro1">
          <table:table-cell office:value-type="string" calcext:value-type="string">
            <text:p>Cybergeo : Revue européenne de géographie / European journal of geography</text:p>
          </table:table-cell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International Journal of Computer Vision</text:p>
          </table:table-cell>
        </table:table-row>
        <table:table-row table:style-name="ro1">
          <table:table-cell office:value-type="string" calcext:value-type="string">
            <text:p>Tectonics</text:p>
          </table:table-cell>
        </table:table-row>
        <table:table-row table:style-name="ro1">
          <table:table-cell office:value-type="string" calcext:value-type="string">
            <text:p>Algorithms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International Journal of Data Science and Analytic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ACM Transactions on Spatial Algorithms and Systems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Sciences Eaux &amp; Territoires</text:p>
          </table:table-cell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Advances in Remote Sensing</text:p>
          </table:table-cell>
        </table:table-row>
        <table:table-row table:style-name="ro1">
          <table:table-cell office:value-type="string" calcext:value-type="string">
            <text:p>International Journal of Digital Earth</text:p>
          </table:table-cell>
        </table:table-row>
        <table:table-row table:style-name="ro1">
          <table:table-cell office:value-type="string" calcext:value-type="string">
            <text:p>Multimedia Tools and Applications</text:p>
          </table:table-cell>
        </table:table-row>
        <table:table-row table:style-name="ro1">
          <table:table-cell office:value-type="string" calcext:value-type="string">
            <text:p>Remote Sensing of Environment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>
          <table:table-cell office:value-type="string" calcext:value-type="string">
            <text:p>Proceedings of the ACM on Human-Computer Interaction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Revue Internationale de Géomatique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ISPRS International Journal of Geo-Information</text:p>
          </table:table-cell>
        </table:table-row>
        <table:table-row table:style-name="ro1">
          <table:table-cell office:value-type="string" calcext:value-type="string">
            <text:p>AGILE: GIScience Series</text:p>
          </table:table-cell>
        </table:table-row>
        <table:table-row table:style-name="ro1">
          <table:table-cell office:value-type="string" calcext:value-type="string">
            <text:p>Cartographica</text:p>
          </table:table-cell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</table:table-row>
        <table:table-row table:style-name="ro1">
          <table:table-cell office:value-type="string" calcext:value-type="string">
            <text:p>Photogrammetric engineering and remote sensing</text:p>
          </table:table-cell>
        </table:table-row>
        <table:table-row table:style-name="ro1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Urban Climate</text:p>
          </table:table-cell>
        </table:table-row>
        <table:table-row table:style-name="ro1">
          <table:table-cell office:value-type="string" calcext:value-type="string">
            <text:p>Scandinavian Journal of Statistics</text:p>
          </table:table-cell>
        </table:table-row>
        <table:table-row table:style-name="ro1">
          <table:table-cell/>
        </table:table-row>
        <table:table-row table:style-name="ro1" table:visibility="filter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Surveys in Geophysics</text:p>
          </table:table-cell>
        </table:table-row>
        <table:table-row table:style-name="ro1" table:visibility="filter">
          <table:table-cell office:value-type="string" calcext:value-type="string">
            <text:p>Journal of Spatial Information Science</text:p>
          </table:table-cell>
        </table:table-row>
        <table:table-row table:style-name="ro1" table:visibility="filter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Kinetic and Related Models</text:p>
          </table:table-cell>
        </table:table-row>
        <table:table-row table:style-name="ro1" table:visibility="filter">
          <table:table-cell office:value-type="string" calcext:value-type="string">
            <text:p>Remote Sensing</text:p>
          </table:table-cell>
        </table:table-row>
        <table:table-row table:style-name="ro1">
          <table:table-cell office:value-type="string" calcext:value-type="string">
            <text:p>Revue française des sciences de l'information et de la communication</text:p>
          </table:table-cell>
        </table:table-row>
        <table:table-row table:style-name="ro1">
          <table:table-cell office:value-type="string" calcext:value-type="string">
            <text:p>Atmospheric Chemistry and Physics</text:p>
          </table:table-cell>
        </table:table-row>
        <table:table-row table:style-name="ro1" table:visibility="filter"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Annales des mines - Série Responsabilité et environnement</text:p>
          </table:table-cell>
        </table:table-row>
        <table:table-row table:style-name="ro1" table:visibility="filter">
          <table:table-cell office:value-type="string" calcext:value-type="string">
            <text:p>International Journal of Cartography</text:p>
          </table:table-cell>
        </table:table-row>
        <table:table-row table:style-name="ro1">
          <table:table-cell office:value-type="string" calcext:value-type="string">
            <text:p>River Research and Applications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Photogrammetric engineering and remote sensing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Environmental Monitoring and Assessment</text:p>
          </table:table-cell>
        </table:table-row>
        <table:table-row table:style-name="ro1" table:visibility="filter">
          <table:table-cell office:value-type="string" calcext:value-type="string">
            <text:p>Revue Internationale de Géomatique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 table:visibility="filter">
          <table:table-cell office:value-type="string" calcext:value-type="string">
            <text:p>ISPRS Journal of Photogrammetry and Remote Sensing</text:p>
          </table:table-cell>
        </table:table-row>
        <table:table-row table:style-name="ro1" table:visibility="filter">
          <table:table-cell office:value-type="string" calcext:value-type="string">
            <text:p>Remote Sensing of Environment</text:p>
          </table:table-cell>
        </table:table-row>
        <table:table-row table:style-name="ro1" table:visibility="filter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 table:visibility="filter">
          <table:table-cell office:value-type="string" calcext:value-type="string">
            <text:p>ISPRS International Journal of Geo-Information</text:p>
          </table:table-cell>
        </table:table-row>
        <table:table-row table:style-name="ro1" table:visibility="filter">
          <table:table-cell office:value-type="string" calcext:value-type="string">
            <text:p>Remote Sensing</text:p>
          </table:table-cell>
        </table:table-row>
        <table:table-row table:style-name="ro1" table:visibility="filter">
          <table:table-cell office:value-type="string" calcext:value-type="string">
            <text:p>Remote Sensing</text:p>
          </table:table-cell>
        </table:table-row>
        <table:table-row table:style-name="ro1" table:visibility="filter">
          <table:table-cell office:value-type="string" calcext:value-type="string">
            <text:p>Revue Internationale de Géomatique</text:p>
          </table:table-cell>
        </table:table-row>
        <table:table-row table:style-name="ro1" table:visibility="filter">
          <table:table-cell office:value-type="string" calcext:value-type="string">
            <text:p>ISPRS International Journal of Geo-Information</text:p>
          </table:table-cell>
        </table:table-row>
        <table:table-row table:style-name="ro1" table:visibility="filter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>
          <table:table-cell office:value-type="string" calcext:value-type="string">
            <text:p>Image Processing On Line</text:p>
          </table:table-cell>
        </table:table-row>
        <table:table-row table:style-name="ro1" table:visibility="filter">
          <table:table-cell office:value-type="string" calcext:value-type="string">
            <text:p>Revue française des sciences de l'information et de la communication</text:p>
          </table:table-cell>
        </table:table-row>
        <table:table-row table:style-name="ro1" table:visibility="filter">
          <table:table-cell office:value-type="string" calcext:value-type="string">
            <text:p>International Journal of Cartography</text:p>
          </table:table-cell>
        </table:table-row>
        <table:table-row table:style-name="ro1" table:visibility="filter">
          <table:table-cell office:value-type="string" calcext:value-type="string">
            <text:p>ISPRS Journal of Photogrammetry and Remote Sensing</text:p>
          </table:table-cell>
        </table:table-row>
        <table:table-row table:style-name="ro1" table:visibility="filter">
          <table:table-cell office:value-type="string" calcext:value-type="string">
            <text:p>Tectonics</text:p>
          </table:table-cell>
        </table:table-row>
        <table:table-row table:style-name="ro1">
          <table:table-cell office:value-type="string" calcext:value-type="string">
            <text:p>Space Science Reviews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Natural Hazards and Earth System Sciences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Computer Vision and Image Understanding</text:p>
          </table:table-cell>
        </table:table-row>
        <table:table-row table:style-name="ro1" table:visibility="filter">
          <table:table-cell office:value-type="string" calcext:value-type="string">
            <text:p>Atmospheric Chemistry and Physics</text:p>
          </table:table-cell>
        </table:table-row>
        <table:table-row table:style-name="ro1">
          <table:table-cell office:value-type="string" calcext:value-type="string">
            <text:p>Networks and Spatial Economics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  <table:table-row table:style-name="ro1">
          <table:table-cell office:value-type="string" calcext:value-type="string">
            <text:p>Sensors</text:p>
          </table:table-cell>
        </table:table-row>
        <table:table-row table:style-name="ro1">
          <table:table-cell office:value-type="string" calcext:value-type="string">
            <text:p>Pattern Analysis and Applications</text:p>
          </table:table-cell>
        </table:table-row>
        <table:table-row table:style-name="ro1">
          <table:table-cell office:value-type="string" calcext:value-type="string">
            <text:p>Physical Review Letters</text:p>
          </table:table-cell>
        </table:table-row>
        <table:table-row table:style-name="ro1">
          <table:table-cell office:value-type="string" calcext:value-type="string">
            <text:p>Atmospheric Measurement Techniques</text:p>
          </table:table-cell>
        </table:table-row>
        <table:table-row table:style-name="ro1" table:visibility="filter">
          <table:table-cell office:value-type="string" calcext:value-type="string">
            <text:p>Photogrammetric engineering and remote sensing</text:p>
          </table:table-cell>
        </table:table-row>
        <table:table-row table:style-name="ro1">
          <table:table-cell office:value-type="string" calcext:value-type="string">
            <text:p>Nature Geoscience</text:p>
          </table:table-cell>
        </table:table-row>
        <table:table-row table:style-name="ro1" table:visibility="filter">
          <table:table-cell office:value-type="string" calcext:value-type="string">
            <text:p>IEEE Transactions on Geoscience and Remote Sensing</text:p>
          </table:table-cell>
        </table:table-row>
        <table:table-row table:style-name="ro1" table:visibility="filter">
          <table:table-cell office:value-type="string" calcext:value-type="string">
            <text:p>ISPRS Journal of Photogrammetry and Remote Sensing</text:p>
          </table:table-cell>
        </table:table-row>
        <table:table-row table:style-name="ro1" table:visibility="filter">
          <table:table-cell office:value-type="string" calcext:value-type="string">
            <text:p>ISPRS International Journal of Geo-Information</text:p>
          </table:table-cell>
        </table:table-row>
        <table:table-row table:style-name="ro1" table:visibility="filter">
          <table:table-cell office:value-type="string" calcext:value-type="string">
            <text:p>Kinetic and Related Models</text:p>
          </table:table-cell>
        </table:table-row>
        <table:table-row table:style-name="ro1">
          <table:table-cell office:value-type="string" calcext:value-type="string">
            <text:p>Classical and Quantum Gravity</text:p>
          </table:table-cell>
        </table:table-row>
        <table:table-row table:style-name="ro1">
          <table:table-cell office:value-type="string" calcext:value-type="string">
            <text:p>Journal of Geography, Environment and Earth Science International</text:p>
          </table:table-cell>
        </table:table-row>
        <table:table-row table:style-name="ro1" table:visibility="filter">
          <table:table-cell office:value-type="string" calcext:value-type="string">
            <text:p>Sensors</text:p>
          </table:table-cell>
        </table:table-row>
        <table:table-row table:style-name="ro1" table:visibility="filter">
          <table:table-cell office:value-type="string" calcext:value-type="string">
            <text:p>The Cartographic Journal</text:p>
          </table:table-cell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</table:table-row>
        <table:table-row table:style-name="ro1" table:visibility="filter">
          <table:table-cell office:value-type="string" calcext:value-type="string">
            <text:p>IEEE Journal of Selected Topics in Applied Earth Observations and Remote Sensing</text:p>
          </table:table-cell>
        </table:table-row>
        <table:table-row table:style-name="ro1">
          <table:table-cell office:value-type="string" calcext:value-type="string">
            <text:p>Land</text:p>
          </table:table-cell>
        </table:table-row>
        <table:table-row table:style-name="ro1" table:visibility="filter">
          <table:table-cell office:value-type="string" calcext:value-type="string">
            <text:p>Computers, Environment and Urban Systems</text:p>
          </table:table-cell>
        </table:table-row>
        <table:table-row table:style-name="ro1" table:visibility="filter">
          <table:table-cell office:value-type="string" calcext:value-type="string">
            <text:p>Pattern Recognition</text:p>
          </table:table-cell>
        </table:table-row>
        <table:table-row table:style-name="ro1" table:visibility="filter">
          <table:table-cell office:value-type="string" calcext:value-type="string">
            <text:p>Remote Sensing</text:p>
          </table:table-cell>
        </table:table-row>
        <table:table-row table:style-name="ro1" table:visibility="filter">
          <table:table-cell office:value-type="string" calcext:value-type="string">
            <text:p>Physical Review Letters</text:p>
          </table:table-cell>
        </table:table-row>
        <table:table-row table:style-name="ro1" table:visibility="filter">
          <table:table-cell office:value-type="string" calcext:value-type="string">
            <text:p>Revue Française de Photogrammétrie et de Télédétection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Revue</text:p>
          </table:table-cell>
          <table:table-cell table:style-name="ce2" office:value-type="string" calcext:value-type="string">
            <text:p>Compt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ank</text:p>
          </table:table-cell>
          <table:table-cell/>
        </table:table-row>
        <table:table-row table:style-name="ro1">
          <table:table-cell office:value-type="string" calcext:value-type="string">
            <text:p>Revue Française de Photogrammétrie et de Télédétection</text:p>
          </table:table-cell>
          <table:table-cell table:formula="of:=COUNTIF([$Sheet1.A:.A];&quot;=&quot;&amp;[.A2])" office:value-type="float" office:value="12" calcext:value-type="float">
            <text:p>12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SPRS International Journal of Geo-Information</text:p>
          </table:table-cell>
          <table:table-cell table:formula="of:=COUNTIF([$Sheet1.A:.A];&quot;=&quot;&amp;[.A3])" office:value-type="float" office:value="11" calcext:value-type="float">
            <text:p>1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Remote Sensing</text:p>
          </table:table-cell>
          <table:table-cell table:formula="of:=COUNTIF([$Sheet1.A:.A];&quot;=&quot;&amp;[.A4])" office:value-type="float" office:value="11" calcext:value-type="float">
            <text:p>1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nternational Journal of Cartography</text:p>
          </table:table-cell>
          <table:table-cell table:formula="of:=COUNTIF([$Sheet1.A:.A];&quot;=&quot;&amp;[.A5])" office:value-type="float" office:value="9" calcext:value-type="float">
            <text:p>9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ISPRS Journal of Photogrammetry and Remote Sensing</text:p>
          </table:table-cell>
          <table:table-cell table:formula="of:=COUNTIF([$Sheet1.A:.A];&quot;=&quot;&amp;[.A6])" office:value-type="float" office:value="6" calcext:value-type="float">
            <text:p>6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SPRS Annals of the Photogrammetry, Remote Sensing and Spatial Information Sciences</text:p>
          </table:table-cell>
          <table:table-cell table:formula="of:=COUNTIF([$Sheet1.A:.A];&quot;=&quot;&amp;[.A7])" office:value-type="float" office:value="5" calcext:value-type="float">
            <text:p>5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International Journal of Geographical Information Science</text:p>
          </table:table-cell>
          <table:table-cell table:formula="of:=COUNTIF([$Sheet1.A:.A];&quot;=&quot;&amp;[.A8])" office:value-type="float" office:value="4" calcext:value-type="float">
            <text:p>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Photogrammetric engineering and remote sensing</text:p>
          </table:table-cell>
          <table:table-cell table:formula="of:=COUNTIF([$Sheet1.A:.A];&quot;=&quot;&amp;[.A9])" office:value-type="float" office:value="4" calcext:value-type="float">
            <text:p>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Remote Sensing of Environment</text:p>
          </table:table-cell>
          <table:table-cell table:formula="of:=COUNTIF([$Sheet1.A:.A];&quot;=&quot;&amp;[.A10])" office:value-type="float" office:value="4" calcext:value-type="float">
            <text:p>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EEE Journal of Selected Topics in Applied Earth Observations and Remote Sensing</text:p>
          </table:table-cell>
          <table:table-cell table:formula="of:=COUNTIF([$Sheet1.A:.A];&quot;=&quot;&amp;[.A11])" office:value-type="float" office:value="4" calcext:value-type="float">
            <text:p>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artography and Geographic Information Science</text:p>
          </table:table-cell>
          <table:table-cell table:formula="of:=COUNTIF([$Sheet1.A:.A];&quot;=&quot;&amp;[.A12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Pattern Recognition</text:p>
          </table:table-cell>
          <table:table-cell table:formula="of:=COUNTIF([$Sheet1.A:.A];&quot;=&quot;&amp;[.A13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Cartographic Journal</text:p>
          </table:table-cell>
          <table:table-cell table:formula="of:=COUNTIF([$Sheet1.A:.A];&quot;=&quot;&amp;[.A14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EEE Transactions on Geoscience and Remote Sensing</text:p>
          </table:table-cell>
          <table:table-cell table:formula="of:=COUNTIF([$Sheet1.A:.A];&quot;=&quot;&amp;[.A15])" office:value-type="float" office:value="3" calcext:value-type="float">
            <text:p>3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Revue Internationale de Géomatique</text:p>
          </table:table-cell>
          <table:table-cell table:formula="of:=COUNTIF([$Sheet1.A:.A];&quot;=&quot;&amp;[.A16])" office:value-type="float" office:value="3" calcext:value-type="float">
            <text:p>3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vironmental Monitoring and Assessment</text:p>
          </table:table-cell>
          <table:table-cell table:formula="of:=COUNTIF([$Sheet1.A:.A];&quot;=&quot;&amp;[.A17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omputers, Environment and Urban Systems</text:p>
          </table:table-cell>
          <table:table-cell table:formula="of:=COUNTIF([$Sheet1.A:.A];&quot;=&quot;&amp;[.A18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Spatial Information Science</text:p>
          </table:table-cell>
          <table:table-cell table:formula="of:=COUNTIF([$Sheet1.A:.A];&quot;=&quot;&amp;[.A19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Earth System Science Data</text:p>
          </table:table-cell>
          <table:table-cell table:formula="of:=COUNTIF([$Sheet1.A:.A];&quot;=&quot;&amp;[.A20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vue XYZ</text:p>
          </table:table-cell>
          <table:table-cell table:formula="of:=COUNTIF([$Sheet1.A:.A];&quot;=&quot;&amp;[.A21])" office:value-type="float" office:value="2" calcext:value-type="float">
            <text:p>2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ybergeo : Revue européenne de géographie / European journal of geography</text:p>
          </table:table-cell>
          <table:table-cell table:formula="of:=COUNTIF([$Sheet1.A:.A];&quot;=&quot;&amp;[.A22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GILE: GIScience Series</text:p>
          </table:table-cell>
          <table:table-cell table:formula="of:=COUNTIF([$Sheet1.A:.A];&quot;=&quot;&amp;[.A23])" office:value-type="float" office:value="2" calcext:value-type="float">
            <text:p>2</text:p>
          </table:table-cell>
          <table:table-cell office:value-type="string" calcext:value-type="string">
            <text:p>Procee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edings of the ICA</text:p>
          </table:table-cell>
          <table:table-cell table:formula="of:=COUNTIF([$Sheet1.A:.A];&quot;=&quot;&amp;[.A24])" office:value-type="float" office:value="2" calcext:value-type="float">
            <text:p>2</text:p>
          </table:table-cell>
          <table:table-cell office:value-type="string" calcext:value-type="string">
            <text:p>Procee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tonics</text:p>
          </table:table-cell>
          <table:table-cell table:formula="of:=COUNTIF([$Sheet1.A:.A];&quot;=&quot;&amp;[.A25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Kinetic and Related Models</text:p>
          </table:table-cell>
          <table:table-cell table:formula="of:=COUNTIF([$Sheet1.A:.A];&quot;=&quot;&amp;[.A26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Revue française des sciences de l'information et de la communication</text:p>
          </table:table-cell>
          <table:table-cell table:formula="of:=COUNTIF([$Sheet1.A:.A];&quot;=&quot;&amp;[.A27])" office:value-type="float" office:value="2" calcext:value-type="float">
            <text:p>2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mospheric Chemistry and Physics</text:p>
          </table:table-cell>
          <table:table-cell table:formula="of:=COUNTIF([$Sheet1.A:.A];&quot;=&quot;&amp;[.A28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Sensors</text:p>
          </table:table-cell>
          <table:table-cell table:formula="of:=COUNTIF([$Sheet1.A:.A];&quot;=&quot;&amp;[.A29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hysical Review Letters</text:p>
          </table:table-cell>
          <table:table-cell table:formula="of:=COUNTIF([$Sheet1.A:.A];&quot;=&quot;&amp;[.A30])" office:value-type="float" office:value="2" calcext:value-type="float">
            <text:p>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Flux - Cahiers scientifiques internationaux Réseaux et territoires</text:p>
          </table:table-cell>
          <table:table-cell table:formula="of:=COUNTIF([$Sheet1.A:.A];&quot;=&quot;&amp;[.A31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éographie et cultures</text:p>
          </table:table-cell>
          <table:table-cell table:formula="of:=COUNTIF([$Sheet1.A:.A];&quot;=&quot;&amp;[.A32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gricultural Water Management</text:p>
          </table:table-cell>
          <table:table-cell table:formula="of:=COUNTIF([$Sheet1.A:.A];&quot;=&quot;&amp;[.A3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Noise Mapping</text:p>
          </table:table-cell>
          <table:table-cell table:formula="of:=COUNTIF([$Sheet1.A:.A];&quot;=&quot;&amp;[.A3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Cryosphere</text:p>
          </table:table-cell>
          <table:table-cell table:formula="of:=COUNTIF([$Sheet1.A:.A];&quot;=&quot;&amp;[.A3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Geo-spatial Information Science</text:p>
          </table:table-cell>
          <table:table-cell table:formula="of:=COUNTIF([$Sheet1.A:.A];&quot;=&quot;&amp;[.A3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nimals</text:p>
          </table:table-cell>
          <table:table-cell table:formula="of:=COUNTIF([$Sheet1.A:.A];&quot;=&quot;&amp;[.A3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Cultural Heritage</text:p>
          </table:table-cell>
          <table:table-cell table:formula="of:=COUNTIF([$Sheet1.A:.A];&quot;=&quot;&amp;[.A3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Proceedings of the National Academy of Sciences of the United States of America</text:p>
          </table:table-cell>
          <table:table-cell table:formula="of:=COUNTIF([$Sheet1.A:.A];&quot;=&quot;&amp;[.A3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Transactions in GIS</text:p>
          </table:table-cell>
          <table:table-cell table:formula="of:=COUNTIF([$Sheet1.A:.A];&quot;=&quot;&amp;[.A4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Transportation Research Procedia</text:p>
          </table:table-cell>
          <table:table-cell table:formula="of:=COUNTIF([$Sheet1.A:.A];&quot;=&quot;&amp;[.A4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N Computer Science</text:p>
          </table:table-cell>
          <table:table-cell table:formula="of:=COUNTIF([$Sheet1.A:.A];&quot;=&quot;&amp;[.A4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ndscape and Urban Planning</text:p>
          </table:table-cell>
          <table:table-cell table:formula="of:=COUNTIF([$Sheet1.A:.A];&quot;=&quot;&amp;[.A4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Geovisualization and Spatial Analysis</text:p>
          </table:table-cell>
          <table:table-cell table:formula="of:=COUNTIF([$Sheet1.A:.A];&quot;=&quot;&amp;[.A4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Structural Engineering</text:p>
          </table:table-cell>
          <table:table-cell table:formula="of:=COUNTIF([$Sheet1.A:.A];&quot;=&quot;&amp;[.A4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Norois</text:p>
          </table:table-cell>
          <table:table-cell table:formula="of:=COUNTIF([$Sheet1.A:.A];&quot;=&quot;&amp;[.A4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ournal of Urban Management</text:p>
          </table:table-cell>
          <table:table-cell table:formula="of:=COUNTIF([$Sheet1.A:.A];&quot;=&quot;&amp;[.A4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dvances in Space Research</text:p>
          </table:table-cell>
          <table:table-cell table:formula="of:=COUNTIF([$Sheet1.A:.A];&quot;=&quot;&amp;[.A4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rabian Journal of Geosciences</text:p>
          </table:table-cell>
          <table:table-cell table:formula="of:=COUNTIF([$Sheet1.A:.A];&quot;=&quot;&amp;[.A4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nternational Journal of Applied Earth Observation and Geoinformation</text:p>
          </table:table-cell>
          <table:table-cell table:formula="of:=COUNTIF([$Sheet1.A:.A];&quot;=&quot;&amp;[.A5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mote Sensing Letters</text:p>
          </table:table-cell>
          <table:table-cell table:formula="of:=COUNTIF([$Sheet1.A:.A];&quot;=&quot;&amp;[.A5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tructure and Infrastructure Engineering</text:p>
          </table:table-cell>
          <table:table-cell table:formula="of:=COUNTIF([$Sheet1.A:.A];&quot;=&quot;&amp;[.A5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Revue des politiques sociales et familiales</text:p>
          </table:table-cell>
          <table:table-cell table:formula="of:=COUNTIF([$Sheet1.A:.A];&quot;=&quot;&amp;[.A53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mputer Graphics Forum</text:p>
          </table:table-cell>
          <table:table-cell table:formula="of:=COUNTIF([$Sheet1.A:.A];&quot;=&quot;&amp;[.A5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artes &amp; géomatique</text:p>
          </table:table-cell>
          <table:table-cell table:formula="of:=COUNTIF([$Sheet1.A:.A];&quot;=&quot;&amp;[.A55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anadian Journal of Forest Research</text:p>
          </table:table-cell>
          <table:table-cell table:formula="of:=COUNTIF([$Sheet1.A:.A];&quot;=&quot;&amp;[.A5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Humanités numériques</text:p>
          </table:table-cell>
          <table:table-cell table:formula="of:=COUNTIF([$Sheet1.A:.A];&quot;=&quot;&amp;[.A57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ttern Recognition Letters</text:p>
          </table:table-cell>
          <table:table-cell table:formula="of:=COUNTIF([$Sheet1.A:.A];&quot;=&quot;&amp;[.A5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International Journal of Computer Vision</text:p>
          </table:table-cell>
          <table:table-cell table:formula="of:=COUNTIF([$Sheet1.A:.A];&quot;=&quot;&amp;[.A5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lgorithms</text:p>
          </table:table-cell>
          <table:table-cell table:formula="of:=COUNTIF([$Sheet1.A:.A];&quot;=&quot;&amp;[.A6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ternational Journal of Data Science and Analytics</text:p>
          </table:table-cell>
          <table:table-cell table:formula="of:=COUNTIF([$Sheet1.A:.A];&quot;=&quot;&amp;[.A6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CM Transactions on Spatial Algorithms and Systems</text:p>
          </table:table-cell>
          <table:table-cell table:formula="of:=COUNTIF([$Sheet1.A:.A];&quot;=&quot;&amp;[.A6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ciences Eaux &amp; Territoires</text:p>
          </table:table-cell>
          <table:table-cell table:formula="of:=COUNTIF([$Sheet1.A:.A];&quot;=&quot;&amp;[.A63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dvances in Remote Sensing</text:p>
          </table:table-cell>
          <table:table-cell table:formula="of:=COUNTIF([$Sheet1.A:.A];&quot;=&quot;&amp;[.A6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nternational Journal of Digital Earth</text:p>
          </table:table-cell>
          <table:table-cell table:formula="of:=COUNTIF([$Sheet1.A:.A];&quot;=&quot;&amp;[.A6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Multimedia Tools and Applications</text:p>
          </table:table-cell>
          <table:table-cell table:formula="of:=COUNTIF([$Sheet1.A:.A];&quot;=&quot;&amp;[.A6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Proceedings of the ACM on Human-Computer Interaction</text:p>
          </table:table-cell>
          <table:table-cell table:formula="of:=COUNTIF([$Sheet1.A:.A];&quot;=&quot;&amp;[.A6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artographica</text:p>
          </table:table-cell>
          <table:table-cell table:formula="of:=COUNTIF([$Sheet1.A:.A];&quot;=&quot;&amp;[.A6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Urban Climate</text:p>
          </table:table-cell>
          <table:table-cell table:formula="of:=COUNTIF([$Sheet1.A:.A];&quot;=&quot;&amp;[.A6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Scandinavian Journal of Statistics</text:p>
          </table:table-cell>
          <table:table-cell table:formula="of:=COUNTIF([$Sheet1.A:.A];&quot;=&quot;&amp;[.A7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Surveys in Geophysics</text:p>
          </table:table-cell>
          <table:table-cell table:formula="of:=COUNTIF([$Sheet1.A:.A];&quot;=&quot;&amp;[.A7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Annales des mines - Série Responsabilité et environnement</text:p>
          </table:table-cell>
          <table:table-cell table:formula="of:=COUNTIF([$Sheet1.A:.A];&quot;=&quot;&amp;[.A72])" office:value-type="float" office:value="1" calcext:value-type="float">
            <text:p>1</text:p>
          </table:table-cell>
          <table:table-cell office:value-type="string" calcext:value-type="string">
            <text:p>National 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iver Research and Applications</text:p>
          </table:table-cell>
          <table:table-cell table:formula="of:=COUNTIF([$Sheet1.A:.A];&quot;=&quot;&amp;[.A7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mage Processing On Line</text:p>
          </table:table-cell>
          <table:table-cell table:formula="of:=COUNTIF([$Sheet1.A:.A];&quot;=&quot;&amp;[.A7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pace Science Reviews</text:p>
          </table:table-cell>
          <table:table-cell table:formula="of:=COUNTIF([$Sheet1.A:.A];&quot;=&quot;&amp;[.A7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Natural Hazards and Earth System Sciences</text:p>
          </table:table-cell>
          <table:table-cell table:formula="of:=COUNTIF([$Sheet1.A:.A];&quot;=&quot;&amp;[.A76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omputer Vision and Image Understanding</text:p>
          </table:table-cell>
          <table:table-cell table:formula="of:=COUNTIF([$Sheet1.A:.A];&quot;=&quot;&amp;[.A77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etworks and Spatial Economics</text:p>
          </table:table-cell>
          <table:table-cell table:formula="of:=COUNTIF([$Sheet1.A:.A];&quot;=&quot;&amp;[.A78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Pattern Analysis and Applications</text:p>
          </table:table-cell>
          <table:table-cell table:formula="of:=COUNTIF([$Sheet1.A:.A];&quot;=&quot;&amp;[.A79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tmospheric Measurement Techniques</text:p>
          </table:table-cell>
          <table:table-cell table:formula="of:=COUNTIF([$Sheet1.A:.A];&quot;=&quot;&amp;[.A80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Nature Geoscience</text:p>
          </table:table-cell>
          <table:table-cell table:formula="of:=COUNTIF([$Sheet1.A:.A];&quot;=&quot;&amp;[.A81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Classical and Quantum Gravity</text:p>
          </table:table-cell>
          <table:table-cell table:formula="of:=COUNTIF([$Sheet1.A:.A];&quot;=&quot;&amp;[.A82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Journal of Geography, Environment and Earth Science International</text:p>
          </table:table-cell>
          <table:table-cell table:formula="of:=COUNTIF([$Sheet1.A:.A];&quot;=&quot;&amp;[.A83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Quarterly Journal of the Royal Meteorological Society</text:p>
          </table:table-cell>
          <table:table-cell table:formula="of:=COUNTIF([$Sheet1.A:.A];&quot;=&quot;&amp;[.A84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+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 table:formula="of:=COUNTIF([$Sheet1.A:.A];&quot;=&quot;&amp;[.A85])" office:value-type="float" office:value="1" calcext:value-type="float">
            <text:p>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formula="of:=SUMIF([.$C$2:.$C$85];&quot;=Journal&quot;;[.$B$2:.$B$85])" office:value-type="float" office:value="133" calcext:value-type="float">
            <text:p>133</text:p>
          </table:table-cell>
          <table:table-cell/>
          <table:table-cell table:formula="of:=COUNTIFS([.C2:.C85];&quot;=Journal&quot;;[.D2:.D85];&quot;=A+&quot;)+COUNTIFS([.C2:.C85];&quot;=Journal&quot;;[.D2:.D85];&quot;=A&quot;)" office:value-type="float" office:value="53" calcext:value-type="float">
            <text:p>53</text:p>
          </table:table-cell>
          <table:table-cell table:formula="of:=[.D86]/[.B86]" office:value-type="float" office:value="0.398496240601504" calcext:value-type="float">
            <text:p>0,398496240601504</text:p>
          </table:table-cell>
        </table:table-row>
      </table:table>
      <table:named-expressions/>
      <table:database-ranges>
        <table:database-range table:name="__Anonymous_Sheet_DB__0" table:target-range-address="Sheet1.A1:Sheet1.A104" table:display-filter-buttons="true" table:contains-header="false"/>
        <table:database-range table:name="__Anonymous_Sheet_DB__1" table:target-range-address="Sheet2.A1:Sheet2.D8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26:01.105783731</meta:creation-date>
    <dc:date>2024-05-27T16:24:12.028076663</dc:date>
    <meta:editing-duration>PT25M54S</meta:editing-duration>
    <meta:editing-cycles>8</meta:editing-cycles>
    <meta:generator>LibreOffice/24.2.2.2$Linux_X86_64 LibreOffice_project/420$Build-2</meta:generator>
    <meta:document-statistic meta:table-count="2" meta:cell-count="510" meta:object-count="0"/>
  </office:meta>
</office:document-meta>
</file>